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ayne Hancock - Flat land boogie</text:p>
      <text:p text:style-name="Preformatted_20_Text"/>
      <text:p text:style-name="Preformatted_20_Text">(Yeah)</text:p>
      <text:p text:style-name="Preformatted_20_Text">Chuggin' along creek eighty-five</text:p>
      <text:p text:style-name="Preformatted_20_Text">Look like another fourteen hour drive</text:p>
      <text:p text:style-name="Preformatted_20_Text">Sun come up, it's a purdy day</text:p>
      <text:p text:style-name="Preformatted_20_Text">Lands so flat you can see L.A.</text:p>
      <text:p text:style-name="Preformatted_20_Text"/>
      <text:p text:style-name="Preformatted_20_Text">(CHORUS)</text:p>
      <text:p text:style-name="Preformatted_20_Text">It's a flat land boogie, when the mercury's high</text:p>
      <text:p text:style-name="Preformatted_20_Text">Tornado alley, is always hot and dry</text:p>
      <text:p text:style-name="Preformatted_20_Text">There's cotton fields and cattle ranches</text:p>
      <text:p text:style-name="Preformatted_20_Text">Honky tonks and all night dances</text:p>
      <text:p text:style-name="Preformatted_20_Text"/>
      <text:p text:style-name="Preformatted_20_Text">Flat land boogie!</text:p>
      <text:p text:style-name="Preformatted_20_Text"/>
      <text:p text:style-name="Preformatted_20_Text">[1st Interlude]</text:p>
      <text:p text:style-name="Preformatted_20_Text">(Shawn) - guitar</text:p>
      <text:p text:style-name="Preformatted_20_Text">(Killer) (I'm diggin' it) - guitar</text:p>
      <text:p text:style-name="Preformatted_20_Text"/>
      <text:p text:style-name="Preformatted_20_Text">Racin' train down a rural route</text:p>
      <text:p text:style-name="Preformatted_20_Text">Cruisin' towns, just checkin' 'em out</text:p>
      <text:p text:style-name="Preformatted_20_Text">Buddy's gone to check his soul</text:p>
      <text:p text:style-name="Preformatted_20_Text">Late at night on radio</text:p>
      <text:p text:style-name="Preformatted_20_Text"/>
      <text:p text:style-name="Preformatted_20_Text">(CHORUS repeat)</text:p>
      <text:p text:style-name="Preformatted_20_Text"/>
      <text:p text:style-name="Preformatted_20_Text">[2nd Interlude]</text:p>
      <text:p text:style-name="Preformatted_20_Text">(Holly)(ah play on brother, play on) - guitar</text:p>
      <text:p text:style-name="Preformatted_20_Text">(T-man) - piano</text:p>
      <text:p text:style-name="Preformatted_20_Text">(Ah Ricky) - double bass</text:p>
      <text:p text:style-name="Preformatted_20_Text">(Ah Mr. Wakefield) - steel guitar</text:p>
      <text:p text:style-name="Preformatted_20_Text"/>
      <text:p text:style-name="Preformatted_20_Text">(CHORUS repeat)</text:p>
      <text:p text:style-name="Preformatted_20_Text"/>
      <text:p text:style-name="Preformatted_20_Text">Flat land boogi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7" meta:word-count="128" meta:character-count="711"/>
    <meta:generator>OpenOffice.org/3.0$Unix OpenOffice.org_project/300m15$Build-9379</meta:generator>
  </office:meta>
</office:document-meta>
</file>